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47E986022891E43699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000000" draw:textarea-vertical-align="middle" draw:auto-grow-height="false" fo:min-height="3.512cm" fo:min-width="3.62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624cm" svg:height="23.717cm" svg:x="0.966cm" svg:y="0.167cm">
          <draw:image xlink:href="Pictures/10000000000003E80000047E986022891E436996.jpg" xlink:type="simple" xlink:show="embed" xlink:actuate="onLoad" loext:mime-type="image/jpeg">
            <text:p/>
          </draw:image>
        </draw:frame>
        <draw:custom-shape draw:style-name="gr2" draw:text-style-name="P2" draw:layer="layout" svg:width="4.126cm" svg:height="3.761cm" draw:transform="rotate (1.98915174849794) translate (1.424cm 18.192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6T10:56:22.123334000</dc:date>
    <meta:editing-duration>PT7M36S</meta:editing-duration>
    <meta:editing-cycles>1</meta:editing-cycles>
    <meta:document-statistic meta:object-count="2"/>
    <meta:generator>LibreOffice/6.4.4.2$Linux_X86_64 LibreOffice_project/40$Build-2</meta:generator>
  </office:meta>
</office:document-meta>
</file>